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-tools</text:p>
          </table:table-cell>
          <table:table-cell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h</text:p>
          </table:table-cell>
          <table:table-cell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office:value-type="string" calcext:value-type="string">
            <text:p>libftg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office:value-type="string" calcext:value-type="string">
            <text:p>libsfml-graphics2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office:value-type="string" calcext:value-type="string">
            <text:p>libwxbase3.0-0v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network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audio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hidapi-hidraw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aio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otify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x86-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python2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cursesw5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 office:value-type="string" calcext:value-type="string">
            <text:p>libwxbase3.0-0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io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otify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x86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gfx1.2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ython2.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cursesw5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27T21:41:05.582449783</dc:date>
    <meta:editing-duration>PT16H34M21S</meta:editing-duration>
    <meta:editing-cycles>115</meta:editing-cycles>
    <meta:generator>LibreOffice/7.3.4.2$Linux_X86_64 LibreOffice_project/30$Build-2</meta:generator>
    <meta:document-statistic meta:table-count="3" meta:cell-count="289" meta:object-count="0"/>
  </office:meta>
</office:document-meta>
</file>